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857cm" svg:height="0.422cm" svg:x="8.255cm" svg:y="6.1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159cm" svg:height="0.867cm" svg:x="7.778cm" svg:y="5.9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59cm" svg:height="0.867cm" svg:x="11.43cm" svg:y="5.9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18cm" svg:height="0.422cm" svg:x="7.938cm" svg:y="6.18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18cm" svg:height="0.422cm" svg:x="11.112cm" svg:y="6.18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57cm" svg:height="0.422cm" svg:x="4.445cm" svg:y="6.1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159cm" svg:height="0.867cm" svg:x="3.968cm" svg:y="5.96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59cm" svg:height="0.867cm" svg:x="7.62cm" svg:y="5.96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18cm" svg:height="0.422cm" svg:x="4.128cm" svg:y="6.18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18cm" svg:height="0.422cm" svg:x="7.302cm" svg:y="6.18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59cm" svg:height="0.867cm" svg:x="11.431cm" svg:y="5.96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38cm" svg:height="0.867cm" svg:x="11.589cm" svg:y="5.96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59cm" svg:height="0.867cm" svg:x="11.834cm" svg:y="5.96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32cm" svg:height="0.422cm" svg:x="11.993cm" svg:y="6.1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159cm" svg:height="0.867cm" svg:x="3.969cm" svg:y="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59cm" svg:height="0.867cm" svg:x="3.333cm" svg:y="5.9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59cm" svg:height="0.867cm" svg:x="3.813cm" svg:y="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18cm" svg:height="0.422cm" svg:x="3.492cm" svg:y="6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476cm" svg:x="2.309cm" svg:y="6.1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159cm" svg:height="0.867cm" svg:x="2.149cm" svg:y="6.0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92cm" svg:height="0.053cm" svg:x="7.62cm" svg:y="5.8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" draw:text-style-name="P1" draw:layer="layout" svg:width="3.492cm" svg:height="0.053cm" svg:x="7.62cm" svg:y="6.853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" draw:text-style-name="P1" draw:layer="layout" svg:width="0.317cm" svg:height="0.025cm" svg:x="7.62cm" svg:y="6.8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17cm" svg:height="0.025cm" svg:x="7.621cm" svg:y="5.93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67cm" svg:height="0.159cm" svg:x="3.895cm" svg:y="9.7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67cm" svg:height="0.159cm" svg:x="3.895cm" svg:y="8.6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56cm" svg:height="0.635cm" svg:x="4.05cm" svg:y="8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333cm" svg:height="0.06cm" svg:x="4.162cm" svg:y="9.6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556cm" svg:height="0.095cm" svg:x="4.05cm" svg:y="9.59cm"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1" draw:text-style-name="P1" draw:layer="layout" svg:width="0.556cm" svg:height="0.095cm" svg:x="4.05cm" svg:y="8.855cm">
          <text:p/>
          <draw:enhanced-geometry svg:viewBox="0 0 21600 21600" draw:glue-points="10800 0 2160 10800 10800 21600 19440 10800" draw:text-areas="4350 0 17250 21600" draw:mirror-vertical="true" draw:type="flowchart-manual-operation" draw:enhanced-path="M 0 0 L 21600 0 17250 21600 4350 21600 0 0 Z N"/>
        </draw:custom-shape>
        <draw:custom-shape draw:style-name="gr1" draw:text-style-name="P1" draw:layer="layout" svg:width="0.333cm" svg:height="0.06cm" svg:x="4.162cm" svg:y="8.7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238cm" svg:height="0.889cm" svg:x="3.092cm" svg:y="5.9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422cm" svg:height="0.159cm" svg:x="3cm" svg:y="6.85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59cm" svg:height="0.867cm" svg:x="2.937cm" svg:y="5.9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422cm" svg:height="0.159cm" svg:x="3cm" svg:y="5.80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296cm" fo:page-height="15.2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05T14:19:30</meta:creation-date>
    <dc:date>2013-04-05T15:34:30</dc:date>
    <meta:editing-duration>P0D</meta:editing-duration>
    <meta:editing-cycles>2</meta:editing-cycles>
    <meta:generator>LibreOffice/3.6$Linux_x86 LibreOffice_project/360m1$Build-2</meta:generator>
    <meta:document-statistic meta:object-count="35"/>
  </office:meta>
</office:document-meta>
</file>